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3d00b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1efc0" officeooo:paragraph-rsid="0041ef7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53529" officeooo:paragraph-rsid="0041ef7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3d00b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3d00b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officeooo:paragraph-rsid="0041ef7f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weight="bold" officeooo:rsid="0041ef7f" officeooo:paragraph-rsid="0041ef7f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3529" officeooo:paragraph-rsid="0041ef7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e0b3" officeooo:paragraph-rsid="0041ef7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a744" officeooo:paragraph-rsid="0041ef7f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1ef7f" officeooo:paragraph-rsid="0041ef7f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1ef7f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1ef7f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" officeooo:rsid="0041ef7f" officeooo:paragraph-rsid="0041ef7f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officeooo:rsid="00430e29" officeooo:paragraph-rsid="00430e29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weight="bold" officeooo:rsid="0041ef7f" officeooo:paragraph-rsid="0041ef7f" style:font-weight-asian="bold" style:font-weight-complex="bold"/>
    </style:style>
    <style:style style:name="T1" style:family="text">
      <style:text-properties style:text-line-through-style="none" style:text-line-through-type="none" fo:font-size="12pt" fo:font-weight="normal" officeooo:rsid="00453529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fo:font-size="12pt" fo:font-weight="normal" officeooo:rsid="0051a744" style:font-size-asian="12pt" style:font-weight-asian="normal" style:font-size-complex="12pt" style:font-weight-complex="normal"/>
    </style:style>
    <style:style style:name="T3" style:family="text">
      <style:text-properties officeooo:rsid="0035db3e"/>
    </style:style>
    <style:style style:name="T4" style:family="text">
      <style:text-properties style:font-name="DejaVu Sans Condensed" fo:font-size="12pt" fo:font-weight="bold" officeooo:rsid="003b213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cd6b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1ef7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30e29" style:font-size-asian="12pt" style:font-weight-asian="bold" style:font-size-complex="12pt" style:font-weight-complex="bold"/>
    </style:style>
    <style:style style:name="T12" style:family="text">
      <style:text-properties officeooo:rsid="002c0f0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1a744" style:font-weight-asian="bold" style:font-weight-complex="bold"/>
    </style:style>
    <style:style style:name="T15" style:family="text">
      <style:text-properties fo:font-weight="bold" officeooo:rsid="004b88d0" style:font-weight-asian="bold" style:font-weight-complex="bold"/>
    </style:style>
    <style:style style:name="T16" style:family="text">
      <style:text-properties officeooo:rsid="0051a744"/>
    </style:style>
    <style:style style:name="T17" style:family="text">
      <style:text-properties officeooo:rsid="004b88d0"/>
    </style:style>
    <style:style style:name="T18" style:family="text">
      <style:text-properties officeooo:rsid="0041ef7f"/>
    </style:style>
    <style:style style:name="T19" style:family="text">
      <style:text-properties officeooo:rsid="00440851"/>
    </style:style>
    <style:style style:name="T20" style:family="text">
      <style:text-properties officeooo:rsid="0044c568"/>
    </style:style>
    <style:style style:name="T21" style:family="text">
      <style:text-properties officeooo:rsid="0044d4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3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B1" office:value-type="string">
            <text:p text:style-name="P6">3xx - Flight</text:p>
          </table:table-cell>
          <table:table-cell table:style-name="Table1.D1" office:value-type="string">
            <text:p text:style-name="P6">4xx - A2A</text:p>
          </table:table-cell>
          <table:table-cell table:style-name="Table1.B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1"><text:span text:style-name="T4">4</text:span><text:span text:style-name="T5">0</text:span><text:span text:style-name="T4">1</text:span><text:span text:style-name="T6"> - </text:span><text:span text:style-name="T7">A/</text:span><text:span text:style-name="T8">A</text:span><text:span text:style-name="T7"> -</text:span><text:span text:style-name="T9"> </text:span><text:span text:style-name="T10">Pilot - </text:span><text:span text:style-name="T9">Radar Modes</text:span><text:span text:style-name="T11">, Jester commands</text:span></text:p>
      <text:p text:style-name="P2"/>
      <text:p text:style-name="P3">ACM radar modes</text:p>
      <text:p text:style-name="P4">Cage mode with <text:span text:style-name="T12">C</text:span>omputer Auto Acquisition (CAA) vertical scan:</text:p>
      <text:list xml:id="list3836296822" text:style-name="L1">
        <text:list-item>
          <text:p text:style-name="P9"><text:span text:style-name="T14">Enter Cage mode: </text:span><text:span text:style-name="T13">Press</text:span> <text:span text:style-name="T13">Cage button</text:span> (<text:span text:style-name="T13">Rear Thumb Button</text:span> on throttle). <text:s/>Does the following:</text:p>
          <text:list>
            <text:list-item>
              <text:p text:style-name="P9">Radar to BST (Boresight) mode with 5 mile range, short pulse.</text:p>
            </text:list-item>
            <text:list-item>
              <text:p text:style-name="P9">Arms currently selected A/A weapon (set by Pinky Switch).</text:p>
            </text:list-item>
            <text:list-item>
              <text:p text:style-name="P9">Sets gunsight to A/A mode<text:span text:style-name="T16"> (electrically set; the Sight Mode knob will stay in its current mode, and sight will revert to that mode when you exit Cage mode)</text:span></text:p>
            </text:list-item>
          </text:list>
        </text:list-item>
      </text:list>
      <text:list text:style-name="L2">
        <text:list-item>
          <text:list>
            <text:list-item>
              <text:p text:style-name="P13"><text:span text:style-name="T1">Any existing A/A radar lock will be broken when </text:span><text:span text:style-name="T2">entering </text:span><text:span text:style-name="T1">Cage </text:span><text:span text:style-name="T2">mode </text:span><text:span text:style-name="T1">if selected weapon is Sparrow or Sidewinder</text:span><text:span text:style-name="T2"> (not Gun).</text:span></text:p>
            </text:list-item>
          </text:list>
        </text:list-item>
      </text:list>
      <text:list xml:id="list141548811030599" text:continue-list="list3836296822" text:style-name="L1">
        <text:list-item>
          <text:p text:style-name="P9"><text:span text:style-name="T14">Enter CAA mode:</text:span><text:span text:style-name="T16"> </text:span>Once in Cage mode, press <text:span text:style-name="T13">NWS button</text:span> (<text:span text:style-name="T13">Flip-down Trigger</text:span>) to enter <text:span text:style-name="T13">CAA mode</text:span>.</text:p>
          <text:list>
            <text:list-item>
              <text:p text:style-name="P9">Radar scans +45 deg to -9 deg, 15 deg width.</text:p>
            </text:list-item>
            <text:list-item>
              <text:p text:style-name="P9">Move the scan to one of three azimuth settings (15 deg left, centerline, or 15 deg right):</text:p>
              <text:list>
                <text:list-item>
                  <text:p text:style-name="P9"><text:span text:style-name="T13">Pinky Switch up</text:span> (guns) to scan <text:span text:style-name="T13">15 deg to left</text:span>.</text:p>
                </text:list-item>
                <text:list-item>
                  <text:p text:style-name="P9"><text:span text:style-name="T13">Pinky Switch press</text:span> (Sidewinders) to scan on <text:span text:style-name="T13">centerline</text:span>.</text:p>
                </text:list-item>
                <text:list-item>
                  <text:p text:style-name="P9"><text:span text:style-name="T13">Pinky Switch down</text:span> (Sparrows) to scan 15 deg to right.</text:p>
                </text:list-item>
              </text:list>
            </text:list-item>
            <text:list-item>
              <text:p text:style-name="P10">Press <text:span text:style-name="T13">NWS button</text:span> (Flip-down Trigger) to <text:span text:style-name="T13">unlock</text:span> target and return to CAA search.</text:p>
            </text:list-item>
            <text:list-item>
              <text:p text:style-name="P11">When target is locked, change back to the desired weapon with <text:span text:style-name="T13">Pinky Switch</text:span>.</text:p>
            </text:list-item>
          </text:list>
        </text:list-item>
        <text:list-item>
          <text:p text:style-name="P9">To <text:span text:style-name="T13">cancel Cage mode</text:span>:</text:p>
          <text:list>
            <text:list-item>
              <text:p text:style-name="P9">Pilot:</text:p>
              <text:list>
                <text:list-item>
                  <text:p text:style-name="P12">Jester Context button double-press (<text:span text:style-name="T13">Comms hat back 2x</text:span>)</text:p>
                </text:list-item>
                <text:list-item>
                  <text:p text:style-name="P9"><text:span text:style-name="T18">Or s</text:span>et <text:span text:style-name="T13">WPN SEL</text:span> knob to <text:span text:style-name="T13">B</text:span> momentarily (if already in B, set to different position, then back to B)<text:span text:style-name="T17"> (</text:span><text:span text:style-name="T15">shift-Rear Thumb Button press</text:span><text:span text:style-name="T17">)</text:span>.</text:p>
                </text:list-item>
              </text:list>
            </text:list-item>
            <text:list-item>
              <text:p text:style-name="P9">WSO: Press <text:span text:style-name="T13">Air To Air</text:span> button on rear cockpit panel<text:span text:style-name="T16"> (instrument panel left side)</text:span></text:p>
            </text:list-item>
          </text:list>
        </text:list-item>
      </text:list>
      <text:list text:style-name="L3">
        <text:list-item>
          <text:list>
            <text:list-item>
              <text:p text:style-name="P14">Any radar lock obtained while in Cage mode will remain locked after exiting Cage mode.</text:p>
            </text:list-item>
          </text:list>
        </text:list-item>
      </text:list>
      <text:p text:style-name="P7"/>
      <text:p text:style-name="P8">Jester Context button commands</text:p>
      <text:list xml:id="list2497937780" text:style-name="L4">
        <text:list-item>
          <text:p text:style-name="P16"><text:span text:style-name="T13">Jester Context button</text:span> is <text:span text:style-name="T13">Middle Hat back short</text:span> or <text:span text:style-name="T13">long</text:span>. <text:s/>Regular Jester command button is <text:span text:style-name="T19">Middle </text:span>Hat forward.</text:p>
        </text:list-item>
        <text:list-item>
          <text:p text:style-name="P17">BVR Scan:</text:p>
          <text:list>
            <text:list-item>
              <text:p text:style-name="P15">Short -- Select <text:span text:style-name="T21">("focus") </text:span>next target<text:span text:style-name="T21"> (Jester moves cursor to target and gets a little more info about it?)</text:span></text:p>
            </text:list-item>
            <text:list-item>
              <text:p text:style-name="P15">Long -- Lock selected target</text:p>
            </text:list-item>
            <text:list-item>
              <text:p text:style-name="P15">Double -- Reset target selection</text:p>
            </text:list-item>
          </text:list>
        </text:list-item>
        <text:list-item>
          <text:p text:style-name="P17">BVR Lock:</text:p>
          <text:list>
            <text:list-item>
              <text:p text:style-name="P15">Short<text:span text:style-name="T19"> or</text:span> Long -- Drop lock, but keep target in focus</text:p>
            </text:list-item>
            <text:list-item>
              <text:p text:style-name="P15">Double -- Drop lock and focus</text:p>
            </text:list-item>
          </text:list>
        </text:list-item>
        <text:list-item>
          <text:p text:style-name="P17">Dogfight<text:span text:style-name="T19"> (</text:span><text:span text:style-name="T20">in </text:span><text:span text:style-name="T19">CAGE or Boresight mode)</text:span>:</text:p>
          <text:list>
            <text:list-item>
              <text:p text:style-name="P15">Short, Long -- Lock/Unlock contact ahead</text:p>
            </text:list-item>
            <text:list-item>
              <text:p text:style-name="P15">Double -- Exit Cage m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05T14:14:57.328000000</dc:date>
    <meta:editing-duration>PT12H34M22S</meta:editing-duration>
    <meta:editing-cycles>5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0" meta:word-count="406" meta:character-count="2132" meta:non-whitespace-character-count="1794"/>
  </office:meta>
</office:document-meta>
</file>